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Cambria" officeooo:rsid="0012d1fd" officeooo:paragraph-rsid="0012d1fd"/>
    </style:style>
    <style:style style:name="P2" style:family="paragraph" style:parent-style-name="Heading_20_3">
      <style:text-properties style:font-name="Cambria" officeooo:paragraph-rsid="0015366f"/>
    </style:style>
    <style:style style:name="P3" style:family="paragraph" style:parent-style-name="Heading_20_3">
      <style:text-properties style:font-name="Cambria" officeooo:rsid="0015366f" officeooo:paragraph-rsid="0015366f"/>
    </style:style>
    <style:style style:name="P4" style:family="paragraph" style:parent-style-name="Standard">
      <style:paragraph-properties fo:text-align="center" style:justify-single-word="false"/>
      <style:text-properties fo:color="#333333" loext:opacity="100%" style:font-name="Cambria"/>
    </style:style>
    <style:style style:name="P5" style:family="paragraph" style:parent-style-name="Standard">
      <style:text-properties style:font-name="Cambria"/>
    </style:style>
    <style:style style:name="P6" style:family="paragraph" style:parent-style-name="Text_20_body">
      <style:text-properties style:font-name="Cambria" fo:font-weight="bold" officeooo:rsid="0012c7a0" officeooo:paragraph-rsid="0012c7a0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Cambria" fo:font-size="11pt" officeooo:rsid="0011c78b" officeooo:paragraph-rsid="0011c78b" style:font-size-asian="11pt" style:font-size-complex="11pt"/>
    </style:style>
    <style:style style:name="P8" style:family="paragraph" style:parent-style-name="Text_20_body" style:list-style-name="L1">
      <style:text-properties style:font-name="Cambria" fo:font-size="11pt" officeooo:rsid="0012d1fd" officeooo:paragraph-rsid="0012d1fd" style:font-size-asian="11pt" style:font-size-complex="11pt"/>
    </style:style>
    <style:style style:name="P9" style:family="paragraph" style:parent-style-name="Text_20_body" style:list-style-name="L1">
      <style:text-properties style:font-name="Cambria" fo:font-size="11pt" officeooo:rsid="0013b333" officeooo:paragraph-rsid="0013b333" style:font-size-asian="11pt" style:font-size-complex="11pt"/>
    </style:style>
    <style:style style:name="P10" style:family="paragraph" style:parent-style-name="Text_20_body">
      <style:paragraph-properties fo:line-height="70%"/>
      <style:text-properties style:font-name="Cambria" fo:font-size="11pt" fo:font-weight="bold" officeooo:rsid="0012c7a0" officeooo:paragraph-rsid="0015366f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line-height="70%"/>
      <style:text-properties style:font-name="Cambria" fo:font-size="11pt" fo:font-weight="bold" officeooo:rsid="0013b333" officeooo:paragraph-rsid="0015366f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line-height="70%"/>
      <style:text-properties style:font-name="Cambria" fo:font-size="11pt" fo:font-weight="bold" officeooo:rsid="0016b90f" officeooo:paragraph-rsid="0016b90f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line-height="115%"/>
      <style:text-properties style:font-name="Cambria" fo:font-size="11pt" fo:font-weight="bold" officeooo:rsid="0016b90f" officeooo:paragraph-rsid="0016b90f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70%"/>
      <style:text-properties style:font-name="Cambria" fo:font-size="11pt" fo:font-weight="normal" officeooo:rsid="0016b90f" officeooo:paragraph-rsid="0016b90f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Cambria" fo:font-size="6pt" officeooo:rsid="0013b333" officeooo:paragraph-rsid="0013b333" style:font-size-asian="5.25pt" style:font-size-complex="6pt"/>
    </style:style>
    <style:style style:name="P16" style:family="paragraph" style:parent-style-name="Text_20_body" style:list-style-name="L2">
      <loext:graphic-properties draw:fill="none"/>
      <style:paragraph-properties fo:margin-top="0cm" fo:margin-bottom="0.247cm" style:contextual-spacing="false" fo:line-height="115%" fo:background-color="transparent"/>
      <style:text-properties style:font-name="Cambria" fo:font-size="11pt" fo:font-weight="normal" officeooo:rsid="0015366f" officeooo:paragraph-rsid="0015366f" style:font-size-asian="11pt" style:font-weight-asian="normal" style:font-size-complex="11pt" style:font-weight-complex="normal"/>
    </style:style>
    <style:style style:name="P17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70%" fo:text-indent="0cm" style:auto-text-indent="false" fo:background-color="transparent"/>
      <style:text-properties style:font-name="Cambria" fo:font-size="11pt" fo:font-weight="bold" officeooo:rsid="0012d1fd" officeooo:paragraph-rsid="0013b333" style:font-size-asian="11pt" style:font-weight-asian="bold" style:font-size-complex="11pt" style:font-weight-complex="bold"/>
    </style:style>
    <style:style style:name="P18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15%" fo:text-indent="0cm" style:auto-text-indent="false" fo:background-color="transparent"/>
      <style:text-properties style:font-name="Cambria" fo:font-size="11pt" fo:font-weight="bold" officeooo:rsid="0012d1fd" officeooo:paragraph-rsid="0013b333" style:font-size-asian="11pt" style:font-weight-asian="bold" style:font-size-complex="11pt" style:font-weight-complex="bold"/>
    </style:style>
    <style:style style:name="P19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text-indent="0cm" style:auto-text-indent="false" fo:background-color="transparent"/>
      <style:text-properties style:font-name="Cambria" fo:font-size="11pt" officeooo:rsid="0013b333" officeooo:paragraph-rsid="0013b333" style:font-size-asian="11pt" style:font-size-complex="11pt"/>
    </style:style>
    <style:style style:name="P20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70%" fo:text-indent="0cm" style:auto-text-indent="false" style:page-number="auto" fo:background-color="transparent"/>
      <style:text-properties style:font-name="Cambria" fo:font-size="11pt" fo:font-weight="bold" officeooo:rsid="0012d1fd" officeooo:paragraph-rsid="0012d1fd" style:font-size-asian="11pt" style:font-weight-asian="bold" style:font-size-complex="11pt" style:font-weight-complex="bold"/>
    </style:style>
    <style:style style:name="P21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70%" fo:text-indent="0cm" style:auto-text-indent="false" fo:background-color="transparent"/>
      <style:text-properties style:font-name="Cambria" fo:font-size="11pt" fo:font-weight="bold" officeooo:rsid="0013b333" officeooo:paragraph-rsid="0013b333" style:font-size-asian="11pt" style:font-weight-asian="bold" style:font-size-complex="11pt" style:font-weight-complex="bold"/>
    </style:style>
    <style:style style:name="P22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15%" fo:text-indent="0cm" style:auto-text-indent="false" fo:background-color="transparent"/>
      <style:text-properties style:font-name="Cambria" fo:font-size="11pt" fo:font-weight="normal" officeooo:rsid="0015366f" officeooo:paragraph-rsid="0015366f" style:font-size-asian="11pt" style:font-weight-asian="normal" style:font-size-complex="11pt" style:font-weight-complex="normal"/>
    </style:style>
    <style:style style:name="P23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70%" fo:text-indent="0cm" style:auto-text-indent="false" style:page-number="auto" fo:background-color="transparent"/>
      <style:text-properties style:font-name="Cambria" fo:font-size="11pt" fo:font-weight="bold" officeooo:rsid="0013b333" officeooo:paragraph-rsid="0013b333" style:font-size-asian="11pt" style:font-weight-asian="bold" style:font-size-complex="11pt" style:font-weight-complex="bold"/>
    </style:style>
    <style:style style:name="P24" style:family="paragraph" style:parent-style-name="Title">
      <style:text-properties style:font-name="Cambria"/>
    </style:style>
    <style:style style:name="P25" style:family="paragraph">
      <loext:graphic-properties draw:fill-color="#000000"/>
      <style:paragraph-properties fo:text-align="center"/>
    </style:style>
    <style:style style:name="T1" style:family="text">
      <style:text-properties officeooo:rsid="0011c78b"/>
    </style:style>
    <style:style style:name="T2" style:family="text">
      <style:text-properties officeooo:rsid="0011d79c"/>
    </style:style>
    <style:style style:name="T3" style:family="text">
      <style:text-properties officeooo:rsid="0012c7a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loext:opacity="100%" fo:background-color="transparent" loext:char-shading-value="0"/>
    </style:style>
    <style:style style:name="T6" style:family="text">
      <style:text-properties officeooo:rsid="0015366f"/>
    </style:style>
    <style:style style:name="T7" style:family="text">
      <style:text-properties officeooo:rsid="0017cb75"/>
    </style:style>
    <style:style style:name="T8" style:family="text">
      <style:text-properties fo:font-weight="bold" officeooo:rsid="0017cb75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bullet>
    </text:list-style>
    <style:style style:name="gr1" style:family="graphic">
      <style:graphic-properties svg:stroke-color="#333333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Ryan Thomson</text:p>
      <text:p text:style-name="P4"><text:span text:style-name="T1">ryan@makegames.dev | (+44) 7964732277 </text:span><text:span text:style-name="T2">| ryan.makegames.dev </text:span></text:p>
      <text:p text:style-name="P5"><draw:line text:anchor-type="paragraph" draw:z-index="0" draw:name="Shape1" draw:style-name="gr1" draw:text-style-name="P25" svg:x1="0.166cm" svg:y1="0.397cm" svg:x2="15.962cm" svg:y2="0.397cm"><text:p/></draw:line></text:p>
      <text:h text:style-name="P2" text:outline-level="3">Profile</text:h>
      <text:p text:style-name="P7">Full stack object-orientated programmer who specialize<text:span text:style-name="T2">s</text:span> in game<text:span text:style-name="T3">s programming</text:span>. <text:span text:style-name="T3"><text:s/>Strong working knowledge of maths, algorithms, and data structures commonly found within games. Naturally able to quickly pickup and acclimate to new programming languages, tools, software, and development environments. </text:span><text:span text:style-name="T6">Comfortable working within a team or independently.</text:span></text:p>
      <text:h text:style-name="P3" text:outline-level="3">Skills</text:h>
      <text:p text:style-name="P10">Programming:<text:span text:style-name="T4"> <text:tab/>C++, C, C#, Java, Python, Node.js, SQL/NoSQL</text:span></text:p>
      <text:p text:style-name="P11">Production:<text:span text:style-name="T4"> <text:tab/><text:tab/>Jira, Confluence, Trello</text:span></text:p>
      <text:p text:style-name="P11">Software:<text:span text:style-name="T4"> <text:tab/><text:tab/>Visual Studio, VSCode, Rider, IntelliJ, Unreal Engine, Unity</text:span></text:p>
      <text:p text:style-name="P6"><draw:line text:anchor-type="paragraph" draw:z-index="1" draw:name="Shape1_1" draw:style-name="gr1" draw:text-style-name="P25" svg:x1="0.166cm" svg:y1="0.397cm" svg:x2="15.962cm" svg:y2="0.397cm"><text:p/></draw:line></text:p>
      <text:h text:style-name="P1" text:outline-level="3">Work Experience</text:h>
      <text:p text:style-name="P18">Pocket Sized Hands Limited</text:p>
      <text:p text:style-name="P17">Games Programmer</text:p>
      <text:p text:style-name="P20"><text:span text:style-name="T5">01/2020 – Present</text:span></text:p>
      <text:p text:style-name="P19">Create, develop, and maintain game applications for third party clients. Typically using Unreal Engine (C++) or Unity (C#). Experience with all stages of game development. </text:p>
      <text:list xml:id="list595355809" text:style-name="L1">
        <text:list-item>
          <text:p text:style-name="P8">Solely developed a VR game prototype for a client.</text:p>
        </text:list-item>
        <text:list-item>
          <text:p text:style-name="P9">Remastered a previously released Unity game using Unreal Engine. </text:p>
        </text:list-item>
      </text:list>
      <text:p text:style-name="P15"/>
      <text:p text:style-name="P23">Tag Games</text:p>
      <text:p text:style-name="P21">Games Programmer</text:p>
      <text:p text:style-name="P21">03/2020 – 09/2020</text:p>
      <text:p text:style-name="P22">Contracted through Pocket Sized Hands to work here for 6 months.</text:p>
      <text:p text:style-name="P22">Contributed to the development and maintenance of a popular mobile game.</text:p>
      <text:list xml:id="list4259227326" text:style-name="L2">
        <text:list-item>
          <text:p text:style-name="P16">Helped develop a major game feature relating to micro-transactions.</text:p>
        </text:list-item>
        <text:list-item>
          <text:p text:style-name="P16">Bug fixed through Jira and an external third-party QA team.</text:p>
        </text:list-item>
      </text:list>
      <text:p text:style-name="P21"><draw:line text:anchor-type="paragraph" draw:z-index="2" draw:name="Shape1_2" draw:style-name="gr1" draw:text-style-name="P25" svg:x1="0.166cm" svg:y1="0.397cm" svg:x2="15.962cm" svg:y2="0.397cm"><text:p/></draw:line></text:p>
      <text:h text:style-name="P3" text:outline-level="3">Education<text:tab/><text:tab/><text:tab/><text:tab/><text:tab/><text:tab/><text:span text:style-name="T7">Awards</text:span></text:h>
      <text:p text:style-name="P13">University of Abertay Dundee<text:tab/><text:tab/><text:tab/><text:span text:style-name="T7">09/2018<text:tab/>Tranzfuser</text:span></text:p>
      <text:p text:style-name="P12">09/2015 – 05/2018<text:tab/><text:tab/><text:tab/><text:tab/><text:tab/><text:span text:style-name="T7">09/2017<text:tab/>Dare Academy</text:span></text:p>
      <text:p text:style-name="P14">(BSc) Computer Games Technology<text:tab/><text:tab/><text:tab/><text:span text:style-name="T8">09/2016<text:tab/>A D D McKay Senior Priz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2T15:24:35.965000000</meta:creation-date>
    <dc:date>2021-06-22T16:33:44.891000000</dc:date>
    <meta:editing-duration>PT26M16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26" meta:word-count="204" meta:character-count="1449" meta:non-whitespace-character-count="1250"/>
  </office:meta>
</office:document-meta>
</file>